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d4e" officeooo:paragraph-rsid="00076d4e"/>
    </style:style>
    <style:style style:name="P2" style:family="paragraph" style:parent-style-name="Standard">
      <style:text-properties officeooo:rsid="00076d4e" officeooo:paragraph-rsid="00076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/use DLLs</text:p>
      <text:p text:style-name="P1"><text:a xlink:type="simple" xlink:href="https://theo-penavaire.medium.com/loading-of-a-c-class-from-a-shared-library-modern-c-722d6a830a2b" text:style-name="Internet_20_link" text:visited-style-name="Visited_20_Internet_20_Link">https://theo-penavaire.medium.com/loading-of-a-c-class-from-a-shared-library-modern-c-722d6a830a2b</text:a></text:p>
      <text:p text:style-name="P1"><text:a xlink:type="simple" xlink:href="https://learn.microsoft.com/en-us/cpp/build/exporting-from-a-dll-using-declspec-dllexport?view=msvc-170&amp;redirectedfrom=MSDN" text:style-name="Internet_20_link" text:visited-style-name="Visited_20_Internet_20_Link">https://learn.microsoft.com/en-us/cpp/build/exporting-from-a-dll-using-declspec-dllexport?view=msvc-170&amp;redirectedfrom=MSDN</text:a></text:p>
      <text:p text:style-name="P1"/>
      <text:p text:style-name="P1"/>
      <text:p text:style-name="P1"><text:a xlink:type="simple" xlink:href="https://learn.microsoft.com/en-us/cpp/build/reference/module-definition-dot-def-files?view=msvc-170" text:style-name="Internet_20_link" text:visited-style-name="Visited_20_Internet_20_Link">https://learn.microsoft.com/en-us/cpp/build/reference/module-definition-dot-def-files?view=msvc-170</text:a></text:p>
      <text:p text:style-name="P1">LIBRARY BTREE EXPORTS Insert @1 Delete @2 Member @3 Min @4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9:49:52.868000000</meta:creation-date>
    <dc:date>2024-01-09T12:37:20.276000000</dc:date>
    <meta:editing-duration>PT1M22S</meta:editing-duration>
    <meta:editing-cycles>6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5" meta:word-count="16" meta:character-count="394" meta:non-whitespace-character-count="382"/>
  </office:meta>
</office:document-meta>
</file>